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16_11-28-11_000.jpg</text:p>
          </table:table-cell>
          <table:table-cell table:style-name="ce19" office:value-type="string">
            <text:p>:m RES 1*1 / free# JVEMV6 63#5_2 / 63. social-issues / 5. nanjing / w=安全区；唐生智；,topic=time-table,other=~,think~,doc=s-1.d-1#3.1</text:p>
          </table:table-cell>
          <table:table-cell table:style-name="ce4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2]=&quot;&quot;;[.C2];CONCATENATE([.C2];&quot; / &quot;;[.E2]))" office:value-type="string" office:string-value=":m RES 1*1 / free# JVEMV6 63#5_2 / 63. social-issues / 5. nanjing / w=安全区；唐生智；,topic=time-table,other=~,think~,doc=s-1.d-1#3.1">
            <text:p>:m RES 1*1 / free# JVEMV6 63#5_2 / 63. social-issues / 5. nanjing / w=安全区；唐生智；,topic=time-table,other=~,think~,doc=s-1.d-1#3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16_11-49-38_000.jpg</text:p>
          </table:table-cell>
          <table:table-cell table:style-name="ce4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16_15-09-52_000.jpg</text:p>
          </table:table-cell>
          <table:table-cell table:style-name="ce19" office:value-type="string">
            <text:p>:PHOTO 記録用 / @自室前：ベランダ / target=種（たね） occasion=植え変えた：苗同士を離した species=カボチャ,id=2021-06-23_14-29-35_000.jpg</text:p>
          </table:table-cell>
          <table:table-cell table:style-name="ce19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4]=&quot;&quot;;[.C4];CONCATENATE([.C4];&quot; / &quot;;[.E4]))" office:value-type="string" office:string-value=":PHOTO 記録用 / @自室前：ベランダ / target=種（たね） occasion=植え変えた：苗同士を離した species=カボチャ,id=2021-06-23_14-29-35_000.jpg">
            <text:p>:PHOTO 記録用 / @自室前：ベランダ / target=種（たね） occasion=植え変えた：苗同士を離した species=カボチャ,id=2021-06-23_14-29-35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16_15-09-56_000.jpg</text:p>
          </table:table-cell>
          <table:table-cell table:style-name="ce19" office:value-type="string">
            <text:p>:PHOTO 記録用 / @自室前：ベランダ / target=種（たね） occasion=種を植えた species=ミント,id=2021-07-16_15-09-56_000.jpg</text:p>
          </table:table-cell>
          <table:table-cell table:style-name="ce20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5]=&quot;&quot;;[.C5];CONCATENATE([.C5];&quot; / &quot;;[.E5]))" office:value-type="string" office:string-value=":PHOTO 記録用 / @自室前：ベランダ / target=種（たね） occasion=種を植えた species=ミント,id=2021-07-16_15-09-56_000.jpg">
            <text:p>:PHOTO 記録用 / @自室前：ベランダ / target=種（たね） occasion=種を植えた species=ミント,id=2021-07-16_15-09-56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16_15-37-34_000.jpg</text:p>
          </table:table-cell>
          <table:table-cell table:style-name="ce19" office:value-type="string">
            <text:p>:m 記録 / 食べたもの：お菓子類 / target=チョコレート菓子、冷凍,memo~,other=裏の上田さんからもらったもの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6]=&quot;&quot;;[.C6];CONCATENATE([.C6];&quot; / &quot;;[.E6]))" office:value-type="string" office:string-value=":m 記録 / 食べたもの：お菓子類 / target=チョコレート菓子、冷凍,memo~,other=裏の上田さんからもらったもの">
            <text:p>:m 記録 / 食べたもの：お菓子類 / target=チョコレート菓子、冷凍,memo~,other=裏の上田さんからもらったもの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16_16-48-57_000.jpg</text:p>
          </table:table-cell>
          <table:table-cell table:style-name="ce17" office:value-type="string">
            <text:p>:m RES 1*1 / free# JVEMV6 68#_41 / 68. theoretical-physics(tp) / w=(A=[a^j_i]);(e-&gt;`_i=a_ij*e-&gt;_i);,topics=~,other=programming+,s=~,i=~,doc=r-4-1~4</text:p>
          </table:table-cell>
          <table:table-cell table:style-name="ce20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7]=&quot;&quot;;[.C7];CONCATENATE([.C7];&quot; / &quot;;[.E7]))" office:value-type="string" office:string-value=":m RES 1*1 / free# JVEMV6 68#_41 / 68. theoretical-physics(tp) / w=(A=[a^j_i]);(e-&gt;`_i=a_ij*e-&gt;_i);,topics=~,other=programming+,s=~,i=~,doc=r-4-1~4">
            <text:p>:m RES 1*1 / free# JVEMV6 68#_41 / 68. theoretical-physics(tp) / w=(A=[a^j_i]);(e-&gt;`_i=a_ij*e-&gt;_i);,topics=~,other=programming+,s=~,i=~,doc=r-4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16_20-59-04_000.jpg</text:p>
          </table:table-cell>
          <table:table-cell table:style-name="ce20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17_07-17-08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17_07-18-14_000.jpg</text:p>
          </table:table-cell>
          <table:table-cell table:style-name="ce17" office:value-type="string">
            <text:p>:tome/ (lang=ja) / topic=思想について / content=高度成長前へ立ち返り、思想を捏ねていく；思索を続けよう ||| :tome/ (lang=ja) / topic=祭り、衣装、踊りの意味について / content=祭りに出てくる人たちの衣装、どんな意味があるのか？；色、形；踊りは、何を意味している？</text:p>
          </table:table-cell>
          <table:table-cell table:style-name="ce20"/>
          <table:table-cell table:style-name="ce4"/>
          <table:table-cell table:style-name="ce4" office:value-type="string">
            <text:p>N-35-35-28.038024 E-139-34-48.940429</text:p>
          </table:table-cell>
          <table:table-cell table:style-name="ce38" table:formula="of:=IF([.E10]=&quot;&quot;;[.C10];CONCATENATE([.C10];&quot; / &quot;;[.E10]))" office:value-type="string" office:string-value=":tome/ (lang=ja) / topic=思想について / content=高度成長前へ立ち返り、思想を捏ねていく；思索を続けよう ||| :tome/ (lang=ja) / topic=祭り、衣装、踊りの意味について / content=祭りに出てくる人たちの衣装、どんな意味があるのか？；色、形；踊りは、何を意味している？">
            <text:p>:tome/ (lang=ja) / topic=思想について / content=高度成長前へ立ち返り、思想を捏ねていく；思索を続けよう ||| :tome/ (lang=ja) / topic=祭り、衣装、踊りの意味について / content=祭りに出てくる人たちの衣装、どんな意味があるのか？；色、形；踊りは、何を意味している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17_07-22-25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7.7359 E-139-34-51.137695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7">2021/07/17</text:date>, <text:time>08:29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17T08:29:04.76</dc:date>
    <dc:creator>iwabuchi ken</dc:creator>
    <meta:editing-duration>P35DT3H48M15S</meta:editing-duration>
    <meta:editing-cycles>12947</meta:editing-cycles>
    <meta:document-statistic meta:table-count="1" meta:cell-count="352" meta:object-count="0"/>
  </office:meta>
</office:document-meta>
</file>